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margin-left="1.905cm" fo:margin-right="0cm" fo:text-align="start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margin-left="1.905cm" fo:margin-right="0cm" fo:text-align="start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2">
      <style:paragraph-properties fo:margin-left="1.905cm" fo:margin-right="0cm" fo:text-align="start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3">
      <style:paragraph-properties fo:margin-left="1.905cm" fo:margin-right="0cm" fo:text-align="start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4">
      <style:paragraph-properties fo:margin-left="1.905cm" fo:margin-right="0cm" fo:text-align="start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5">
      <style:paragraph-properties fo:margin-left="1.905cm" fo:margin-right="0cm" fo:text-align="start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LAB <text:s/>CODE</text:p>
      <text:p text:style-name="P1"/>
      <text:list xml:id="list2028904590" text:style-name="L1">
        <text:list-item>
          <text:p text:style-name="P3">Perceptron</text:p>
        </text:list-item>
      </text:list>
      <text:p text:style-name="P2">w = zeros(1,2);</text:p>
      <text:p text:style-name="P2">T = 1000;</text:p>
      <text:p text:style-name="P2">x = zeros(2,1);</text:p>
      <text:p text:style-name="P2">u = [1/sqrt(2) -1/sqrt(2)];</text:p>
      <text:p text:style-name="P2">loss = 0;</text:p>
      <text:p text:style-name="P2">c_loss = zeros(2,1000);</text:p>
      <text:p text:style-name="P2">y_pred = zeros(2,1000);</text:p>
      <text:p text:style-name="P2">ubound = zeros(2,1000);</text:p>
      <text:p text:style-name="P2">for d = 1:2</text:p>
      <text:p text:style-name="P2"><text:s text:c="4"/>loss = 0;</text:p>
      <text:p text:style-name="P2"><text:s text:c="4"/>R = -inf;</text:p>
      <text:p text:style-name="P2"><text:s text:c="4"/>gamma = inf;</text:p>
      <text:p text:style-name="P2"><text:s text:c="4"/>w = zeros(1,2);</text:p>
      <text:p text:style-name="P2"><text:s text:c="4"/></text:p>
      <text:p text:style-name="P2"><text:s text:c="4"/>for t = 1 : T</text:p>
      <text:p text:style-name="P2"><text:s text:c="8"/>x = get_instance(d,t);</text:p>
      <text:p text:style-name="P2"><text:s text:c="8"/>y_pred(d,t) = sign(w*x');</text:p>
      <text:p text:style-name="P2"><text:s text:c="8"/>y_true = get_label(d,t);</text:p>
      <text:p text:style-name="P2"><text:s text:c="8"/>R = max(R,x*x') ;</text:p>
      <text:p text:style-name="P2"><text:s text:c="8"/>gamma = min(gamma,y_true*(u*x'))</text:p>
      <text:p text:style-name="P2">% <text:s text:c="7"/>ubound(d,t) = (log10(R*R*(u*u')/(gamma*gamma)))/t;</text:p>
      <text:p text:style-name="P2"><text:s text:c="8"/>ubound(d,t) = (R*R*(u*u')/(t*gamma*gamma));</text:p>
      <text:p text:style-name="P2"><text:s text:c="8"/>if y_pred(d,t) ~= y_true</text:p>
      <text:p text:style-name="P2"><text:s text:c="12"/>w = w + y_true*x;</text:p>
      <text:p text:style-name="P2"><text:s text:c="12"/>loss = loss + 1 ;</text:p>
      <text:p text:style-name="P2"><text:s text:c="8"/>end</text:p>
      <text:p text:style-name="P2"><text:s text:c="8"/>c_loss(d,t) = loss/t;</text:p>
      <text:p text:style-name="P2"><text:s text:c="4"/>end</text:p>
      <text:p text:style-name="P2"><text:s text:c="4"/></text:p>
      <text:p text:style-name="P2">end</text:p>
      <text:p text:style-name="P2"></text:p>
      <text:p text:style-name="P2"><text:s text:c="4"/>hold on</text:p>
      <text:p text:style-name="P2"><text:s text:c="4"/>plot(1:1000,c_loss(1,:),'r');</text:p>
      <text:p text:style-name="P2"><text:s text:c="4"/>plot(1:1000,c_loss(2,:),'b'); <text:s text:c="3"/></text:p>
      <text:p text:style-name="P2"><text:s text:c="4"/>h1 = figure();</text:p>
      <text:p text:style-name="P2"><text:s text:c="4"/>plot(1:1000,ubound(1,:),'r');</text:p>
      <text:p text:style-name="P2"><text:s text:c="4"/>h2 = figure();</text:p>
      <text:p text:style-name="P2"><text:s text:c="4"/>plot(1:1000,ubound(2,:),'b'); <text:s text:c="3"/></text:p>
      <text:p text:style-name="P2"><text:s text:c="4"/></text:p>
      <text:p text:style-name="P2"/>
      <text:p text:style-name="P2"/>
      <text:list xml:id="list2131402512" text:style-name="L2">
        <text:list-item>
          <text:p text:style-name="P4"><text:soft-page-break/>Perceptron_b</text:p>
        </text:list-item>
      </text:list>
      <text:p text:style-name="P2">T = 1000;</text:p>
      <text:p text:style-name="P2">x = zeros(2,1);</text:p>
      <text:p text:style-name="P2">u = [1/sqrt(2) -1/sqrt(2)];</text:p>
      <text:p text:style-name="P2">y_pred = zeros(2,1000);</text:p>
      <text:p text:style-name="P2">error = zeros(2,1000);</text:p>
      <text:p text:style-name="P2">for d = 1:2</text:p>
      <text:p text:style-name="P2">w = zeros(1,2);</text:p>
      <text:p text:style-name="P2"><text:s text:c="4"/></text:p>
      <text:p text:style-name="P2"><text:s text:c="4"/>for t = 1 : T</text:p>
      <text:p text:style-name="P2"><text:s text:c="8"/>x = get_instance(d,t);</text:p>
      <text:p text:style-name="P2"><text:s text:c="8"/>y_pred(d,t) = sign(w*x');</text:p>
      <text:p text:style-name="P2"><text:s text:c="8"/>y_true = get_label(d,t);</text:p>
      <text:p text:style-name="P2">% <text:s text:c="7"/>ubound(d,t) = (log10(R*R*(u*u')/(gamma*gamma)))/t;</text:p>
      <text:p text:style-name="P2"><text:s text:c="8"/>if y_pred(d,t) ~= y_true</text:p>
      <text:p text:style-name="P2"><text:s text:c="12"/>w = w + y_true*x;</text:p>
      <text:p text:style-name="P2"><text:s text:c="8"/>end</text:p>
      <text:p text:style-name="P2"><text:s text:c="8"/>error(d,t) = error_uniform(u,w);</text:p>
      <text:p text:style-name="P2"><text:s text:c="4"/>end</text:p>
      <text:p text:style-name="P2"><text:s text:c="4"/></text:p>
      <text:p text:style-name="P2">end</text:p>
      <text:p text:style-name="P2"></text:p>
      <text:p text:style-name="P2"><text:s text:c="4"/>hold on</text:p>
      <text:p text:style-name="P2"><text:s text:c="4"/>plot(1:1000,error(1,:),'r');</text:p>
      <text:p text:style-name="P2"><text:s text:c="4"/>%plot(1:1000,error(2,:),'b'); <text:s text:c="3"/></text:p>
      <text:p text:style-name="P2">% <text:s text:c="3"/>h1 = figure();</text:p>
      <text:p text:style-name="P2">% <text:s text:c="3"/>plot(1:1000,ubound(1,:),'r');</text:p>
      <text:p text:style-name="P2">% <text:s text:c="3"/>h2 = figure();</text:p>
      <text:p text:style-name="P2">% <text:s text:c="3"/>plot(1:1000,ubound(2,:),'b'); <text:s text:c="3"/></text:p>
      <text:p text:style-name="P2"><text:s text:c="4"/></text:p>
      <text:list xml:id="list2084869564" text:style-name="L3">
        <text:list-item>
          <text:p text:style-name="P5">Active_Perceptron</text:p>
        </text:list-item>
      </text:list>
      <text:p text:style-name="P2">function[c_loss] = active_perceptron(b)</text:p>
      <text:p text:style-name="P2">req = zeros(2,1000);</text:p>
      <text:p text:style-name="P2">w = zeros(1,2);</text:p>
      <text:p text:style-name="P2">T = 1000;</text:p>
      <text:p text:style-name="P2">x = zeros(2,1);</text:p>
      <text:p text:style-name="P2">u = [1/sqrt(2) -1/sqrt(2)];</text:p>
      <text:p text:style-name="P2">k = 1;</text:p>
      <text:p text:style-name="P2">loss = 0;</text:p>
      <text:p text:style-name="P2">c_loss = zeros(2,1000);</text:p>
      <text:p text:style-name="P2">y_pred = zeros(2,1000);</text:p>
      <text:p text:style-name="P2">ubound = zeros(2,1000);</text:p>
      <text:p text:style-name="P2">for d = 1:2</text:p>
      <text:p text:style-name="P2"><text:s text:c="4"/>loss = 0;</text:p>
      <text:p text:style-name="P2"><text:s text:c="4"/>R = -inf;</text:p>
      <text:p text:style-name="P2"><text:soft-page-break/><text:s text:c="4"/>gamma = inf;</text:p>
      <text:p text:style-name="P2"><text:s text:c="4"/>w = zeros(1,2);</text:p>
      <text:p text:style-name="P2"><text:s text:c="4"/></text:p>
      <text:p text:style-name="P2"><text:s text:c="4"/>for t = 1 : T</text:p>
      <text:p text:style-name="P2"><text:s text:c="8"/>x = get_instance(d,t);</text:p>
      <text:p text:style-name="P2"><text:s text:c="8"/>x_cap = (1/sqrt(x*x'))*x ;</text:p>
      <text:p text:style-name="P2"><text:s text:c="8"/>r = w*x_cap' ;</text:p>
      <text:p text:style-name="P2"><text:s text:c="8"/>y_pred(d,t) = sign(r);</text:p>
      <text:p text:style-name="P2"><text:s text:c="8"/>par = b/(b + abs(r)) ; </text:p>
      <text:p text:style-name="P2"><text:s text:c="8"/>z = sign(rand(1) - (1-par)) ;</text:p>
      <text:p text:style-name="P2"><text:s text:c="8"/>R = max(R,x*x');</text:p>
      <text:p text:style-name="P2"><text:s text:c="8"/>if z == 1</text:p>
      <text:p text:style-name="P2"><text:s text:c="12"/>if t==1</text:p>
      <text:p text:style-name="P2"><text:s text:c="16"/>req(d,t) = 1</text:p>
      <text:p text:style-name="P2"><text:s text:c="12"/>else</text:p>
      <text:p text:style-name="P2"><text:s text:c="16"/>req(d,t) = req(d,t-1) + 1;</text:p>
      <text:p text:style-name="P2"><text:s text:c="12"/>end</text:p>
      <text:p text:style-name="P2"><text:s text:c="12"/>y_true = get_label(d,t);</text:p>
      <text:p text:style-name="P2">% <text:s text:c="11"/>ubound(d,t) = (log10(R*R*(u*u')/(gamma*gamma)))/t;</text:p>
      <text:p text:style-name="P2"><text:s text:c="16"/>gamma = min(gamma,y_true*(u*x'));</text:p>
      <text:p text:style-name="P2"><text:s text:c="16"/>ubound(d,t) = (R*R*(u*u')/(t*gamma*gamma));</text:p>
      <text:p text:style-name="P2"></text:p>
      <text:p text:style-name="P2"><text:s text:c="16"/>if y_pred(d,t) ~= y_true</text:p>
      <text:p text:style-name="P2"><text:s text:c="20"/>w = w + y_true*x;</text:p>
      <text:p text:style-name="P2"><text:s text:c="20"/>loss = loss + 1 ; <text:s text:c="19"/></text:p>
      <text:p text:style-name="P2"><text:s text:c="16"/>end</text:p>
      <text:p text:style-name="P2"><text:s text:c="8"/>else</text:p>
      <text:p text:style-name="P2"><text:s text:c="12"/>if t==1</text:p>
      <text:p text:style-name="P2"><text:s text:c="16"/>ubound(d,t) = 0;</text:p>
      <text:p text:style-name="P2"><text:s text:c="16"/>req(d,t) = 0;</text:p>
      <text:p text:style-name="P2"><text:s text:c="12"/>else</text:p>
      <text:p text:style-name="P2"><text:s text:c="16"/>ubound(d,t) = ubound(d,t-1);</text:p>
      <text:p text:style-name="P2"><text:s text:c="16"/>req(d,t) = req(d,t-1);</text:p>
      <text:p text:style-name="P2"><text:s text:c="12"/>end</text:p>
      <text:p text:style-name="P2"><text:s text:c="8"/>end</text:p>
      <text:p text:style-name="P2"><text:s text:c="8"/>c_loss(d,t) = loss/t;</text:p>
      <text:p text:style-name="P2"><text:s text:c="4"/>end</text:p>
      <text:p text:style-name="P2"><text:s text:c="4"/></text:p>
      <text:p text:style-name="P2">end</text:p>
      <text:p text:style-name="P2"></text:p>
      <text:p text:style-name="P2"><text:s text:c="4"/>hold on</text:p>
      <text:p text:style-name="P2"><text:s text:c="4"/>plot(1:1000,c_loss(1,:),'r');</text:p>
      <text:p text:style-name="P2"><text:s text:c="4"/>plot(1:1000,c_loss(2,:),'b'); <text:s text:c="3"/></text:p>
      <text:p text:style-name="P2">% <text:s text:c="3"/>h1 = figure();</text:p>
      <text:p text:style-name="P2">% <text:s text:c="3"/>plot(1:1000,ubound(1,:),'r');</text:p>
      <text:p text:style-name="P2"><text:soft-page-break/>% <text:s text:c="3"/>h2 = figure();</text:p>
      <text:p text:style-name="P2">% <text:s text:c="3"/>plot(1:1000,ubound(2,:),'b'); <text:s text:c="3"/></text:p>
      <text:p text:style-name="P2"><text:s text:c="4"/>h3 = figure();</text:p>
      <text:p text:style-name="P2"><text:s text:c="4"/>hold on</text:p>
      <text:p text:style-name="P2"><text:s text:c="4"/>plot(1:1000,req(1,:),'r');</text:p>
      <text:p text:style-name="P2"><text:s text:c="4"/>plot(1:1000,req(2,:),'b');</text:p>
      <text:p text:style-name="P2">end</text:p>
      <text:p text:style-name="P2"/>
      <text:list xml:id="list1501977633" text:style-name="L4">
        <text:list-item>
          <text:p text:style-name="P6">Active_Perceptron_b</text:p>
        </text:list-item>
      </text:list>
      <text:p text:style-name="P2">function[req] = active_perceptron_b(b)</text:p>
      <text:p text:style-name="P2">req = zeros(2,1000);</text:p>
      <text:p text:style-name="P2"></text:p>
      <text:p text:style-name="P2">w = zeros(1,2);</text:p>
      <text:p text:style-name="P2">T = 1000;</text:p>
      <text:p text:style-name="P2">x = zeros(2,1);</text:p>
      <text:p text:style-name="P2">u = [1/sqrt(2) -1/sqrt(2)];</text:p>
      <text:p text:style-name="P2">y_pred = zeros(2,1000);</text:p>
      <text:p text:style-name="P2">error = zeros(2,1000);</text:p>
      <text:p text:style-name="P2">for d = 1:2</text:p>
      <text:p text:style-name="P2"><text:s text:c="4"/></text:p>
      <text:p text:style-name="P2"><text:s text:c="4"/>for t = 1 : T</text:p>
      <text:p text:style-name="P2"><text:s text:c="8"/>x = get_instance(d,t);</text:p>
      <text:p text:style-name="P2"><text:s text:c="8"/></text:p>
      <text:p text:style-name="P2"><text:s text:c="8"/>x_cap = (1/sqrt(x*x'))*x ;</text:p>
      <text:p text:style-name="P2"><text:s text:c="8"/>r = w*x_cap' ;</text:p>
      <text:p text:style-name="P2"><text:s text:c="8"/>y_pred(d,t) = sign(r);</text:p>
      <text:p text:style-name="P2"><text:s text:c="8"/>par = b/(b + abs(r)) ; </text:p>
      <text:p text:style-name="P2"><text:s text:c="8"/>z = sign(rand(1) - (1-par)) ;</text:p>
      <text:p text:style-name="P2"><text:s text:c="8"/></text:p>
      <text:p text:style-name="P2"><text:s text:c="8"/>if z == 1</text:p>
      <text:p text:style-name="P2"><text:s text:c="12"/>if t==1</text:p>
      <text:p text:style-name="P2"><text:s text:c="16"/>req(d,t) = 1;</text:p>
      <text:p text:style-name="P2"><text:s text:c="12"/>else</text:p>
      <text:p text:style-name="P2"><text:s text:c="16"/>req(d,t) = req(d,t-1) + 1;</text:p>
      <text:p text:style-name="P2"><text:s text:c="12"/>end</text:p>
      <text:p text:style-name="P2"><text:s text:c="5"/></text:p>
      <text:p text:style-name="P2"><text:s text:c="12"/>%y_pred(d,t) = sign(w*x');</text:p>
      <text:p text:style-name="P2"><text:s text:c="12"/>y_true = get_label(d,t);</text:p>
      <text:p text:style-name="P2">% <text:s text:c="11"/>ubound(d,t) = (log10(R*R*(u*u')/(gamma*gamma)))/t;</text:p>
      <text:p text:style-name="P2"><text:s text:c="12"/>if y_pred(d,t) ~= y_true</text:p>
      <text:p text:style-name="P2"><text:s text:c="16"/>w = w + y_true*x;</text:p>
      <text:p text:style-name="P2"><text:s text:c="12"/>end</text:p>
      <text:p text:style-name="P2"><text:s text:c="8"/>else</text:p>
      <text:p text:style-name="P2"><text:s text:c="12"/>if t==1</text:p>
      <text:p text:style-name="P2"><text:s text:c="16"/>req(d,t) = 0;</text:p>
      <text:p text:style-name="P2"><text:soft-page-break/><text:s text:c="12"/>else</text:p>
      <text:p text:style-name="P2"><text:s text:c="16"/>req(d,t) = req(d,t-1);</text:p>
      <text:p text:style-name="P2"><text:s text:c="12"/>end</text:p>
      <text:p text:style-name="P2"><text:s text:c="8"/>end</text:p>
      <text:p text:style-name="P2"><text:s text:c="12"/>error(d,t) = error_uniform(u,w);</text:p>
      <text:p text:style-name="P2"><text:s text:c="4"/>end</text:p>
      <text:p text:style-name="P2"><text:s text:c="4"/></text:p>
      <text:p text:style-name="P2">end</text:p>
      <text:p text:style-name="P2"></text:p>
      <text:p text:style-name="P2"><text:s text:c="4"/>hold on</text:p>
      <text:p text:style-name="P2"><text:s text:c="4"/>plot(req(1,:),error(1,:),'r');</text:p>
      <text:p text:style-name="P2"><text:s text:c="4"/>%plot(req(2,:),error(2,:));</text:p>
      <text:p text:style-name="P2"><text:s text:c="4"/>%plot(1:1000,error(1,:),'r');</text:p>
      <text:p text:style-name="P2"><text:s text:c="4"/>%plot(1:1000,error(2,:),'b'); <text:s text:c="3"/></text:p>
      <text:p text:style-name="P2">% <text:s text:c="3"/>h1 = figure();</text:p>
      <text:p text:style-name="P2">% <text:s text:c="3"/>plot(1:1000,ubound(1,:),'r');</text:p>
      <text:p text:style-name="P2">% <text:s text:c="3"/>h2 = figure();</text:p>
      <text:p text:style-name="P2">% <text:s text:c="3"/>plot(1:1000,ubound(2,:),'b'); <text:s text:c="3"/></text:p>
      <text:p text:style-name="P2"><text:s text:c="4"/></text:p>
      <text:p text:style-name="P2">end</text:p>
      <text:p text:style-name="P2"/>
      <text:list xml:id="list1534226428" text:style-name="L5">
        <text:list-item>
          <text:p text:style-name="P7">Error_uniform</text:p>
        </text:list-item>
      </text:list>
      <text:p text:style-name="P2">function[theta] = error_uniform(u,w)</text:p>
      <text:p text:style-name="P2">norm_u = sqrt(u*u');</text:p>
      <text:p text:style-name="P2">u = (1/norm_u)*u ;</text:p>
      <text:p text:style-name="P2">norm_w = sqrt(w*w');</text:p>
      <text:p text:style-name="P2">w = (1/norm_w)*w ;</text:p>
      <text:p text:style-name="P2">theta = acos(u*w')/pi ; % this is the probability of misclassification</text:p>
      <text:p text:style-name="P2"></text:p>
      <text:p text:style-name="P2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ndrahas </meta:initial-creator>
    <meta:creation-date>2012-04-17T20:13:58</meta:creation-date>
    <meta:document-statistic meta:table-count="0" meta:image-count="0" meta:object-count="0" meta:page-count="5" meta:paragraph-count="204" meta:word-count="527" meta:character-count="4705"/>
    <dc:date>2012-04-17T20:19:28</dc:date>
    <dc:creator>Chandrahas </dc:creator>
    <meta:editing-duration>PT00H05M33S</meta:editing-duration>
    <meta:editing-cycles>1</meta:editing-cycles>
    <meta:generator>OpenOffice.org/3.2$Linux OpenOffice.org_project/320m12$Build-9483</meta:generator>
  </office:meta>
</office:document-meta>
</file>